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9pt" officeooo:paragraph-rsid="0010839f" style:font-size-asian="9pt" style:font-size-complex="9pt"/>
    </style:style>
    <style:style style:name="P2" style:family="paragraph" style:parent-style-name="Text_20_body">
      <style:text-properties officeooo:rsid="000f8bb8" officeooo:paragraph-rsid="000f8bb8"/>
    </style:style>
    <style:style style:name="P3" style:family="paragraph" style:parent-style-name="Text_20_body">
      <style:text-properties officeooo:rsid="000f8bb8" officeooo:paragraph-rsid="0010839f"/>
    </style:style>
    <style:style style:name="P4" style:family="paragraph" style:parent-style-name="Heading_20_2">
      <style:text-properties officeooo:paragraph-rsid="000f8bb8"/>
    </style:style>
    <style:style style:name="P5" style:family="paragraph" style:parent-style-name="Text_20_body">
      <style:text-properties officeooo:paragraph-rsid="0012564d"/>
    </style:style>
    <style:style style:name="P6" style:family="paragraph" style:parent-style-name="Text_20_body">
      <style:text-properties officeooo:paragraph-rsid="00166784"/>
    </style:style>
    <style:style style:name="T1" style:family="text">
      <style:text-properties officeooo:rsid="0010839f"/>
    </style:style>
    <style:style style:name="T2" style:family="text">
      <style:text-properties style:font-name="sans-serif" fo:font-size="17.25pt"/>
    </style:style>
    <style:style style:name="T3" style:family="text">
      <style:text-properties officeooo:rsid="000e5fdb"/>
    </style:style>
    <style:style style:name="T4" style:family="text">
      <style:text-properties officeooo:rsid="000f8bb8"/>
    </style:style>
    <style:style style:name="T5" style:family="text">
      <style:text-properties officeooo:rsid="0010eac0"/>
    </style:style>
    <style:style style:name="T6" style:family="text">
      <style:text-properties officeooo:rsid="0012564d"/>
    </style:style>
    <style:style style:name="T7" style:family="text">
      <style:text-properties officeooo:rsid="00141334"/>
    </style:style>
    <style:style style:name="T8" style:family="text">
      <style:text-properties officeooo:rsid="00166784"/>
    </style:style>
    <style:style style:name="T9" style:family="text">
      <style:text-properties fo:color="#4ec9b0" style:font-name="Droid Sans Mono" fo:font-size="10.5pt" fo:font-weight="normal" fo:background-color="#1e1e1e" loext:char-shading-value="0"/>
    </style:style>
    <style:style style:name="T10" style:family="text">
      <style:text-properties fo:color="#d4d4d4" style:font-name="Droid Sans Mono" fo:font-size="10.5pt" fo:font-weight="normal" fo:background-color="#1e1e1e" loext:char-shading-value="0"/>
    </style:style>
    <style:style style:name="T11" style:family="text">
      <style:text-properties fo:color="#569cd6" style:font-name="Droid Sans Mono" fo:font-size="10.5pt" fo:font-weight="normal" fo:background-color="#1e1e1e" loext:char-shading-value="0"/>
    </style:style>
  </office:automatic-styles>
  <office:body>
    <office:text>
      <office:forms form:automatic-focus="false" form:apply-design-mode="false"/>
      <text:tracked-changes>
        <text:changed-region xml:id="ct94798511540880" text:id="ct94798511540880">
          <text:insertion>
            <office:change-info>
              <dc:creator>Auteur inconnu</dc:creator>
              <dc:date>2023-01-05T22:44:43</dc:date>
            </office:change-info>
          </text:insertion>
        </text:changed-region>
        <text:changed-region xml:id="ct94798507883520" text:id="ct94798507883520">
          <text:deletion>
            <office:change-info>
              <dc:creator>Auteur inconnu</dc:creator>
              <dc:date>2023-01-05T22:16:43</dc:date>
            </office:change-info>
            <text:p text:style-name="P5"><text:span text:style-name="T6">modele</text:span></text:p>
          </text:deletion>
        </text:changed-region>
        <text:changed-region xml:id="ct94798565682512" text:id="ct94798565682512">
          <text:deletion>
            <office:change-info>
              <dc:creator>Auteur inconnu</dc:creator>
              <dc:date>2023-01-05T22:22:34</dc:date>
            </office:change-info>
            <text:p text:style-name="P5"><text:span text:style-name="T6"><text:s/></text:span></text:p>
          </text:deletion>
        </text:changed-region>
        <text:changed-region xml:id="ct94798503032784" text:id="ct94798503032784">
          <text:insertion>
            <office:change-info>
              <dc:creator>Auteur inconnu</dc:creator>
              <dc:date>2023-01-05T22:18:32</dc:date>
            </office:change-info>
          </text:insertion>
        </text:changed-region>
        <text:changed-region xml:id="ct94798544810048" text:id="ct94798544810048">
          <text:deletion>
            <office:change-info>
              <dc:creator>Auteur inconnu</dc:creator>
              <dc:date>2023-01-05T22:18:46</dc:date>
            </office:change-info>
            <text:p text:style-name="P5"><text:span text:style-name="T6">sépa</text:span></text:p>
          </text:deletion>
        </text:changed-region>
        <text:changed-region xml:id="ct94798507616672" text:id="ct94798507616672">
          <text:deletion>
            <office:change-info>
              <dc:creator>Auteur inconnu</dc:creator>
              <dc:date>2023-01-05T22:16:48</dc:date>
            </office:change-info>
            <text:p text:style-name="P5"><text:span text:style-name="T6">r</text:span></text:p>
          </text:deletion>
        </text:changed-region>
        <text:changed-region xml:id="ct94798583251520" text:id="ct94798583251520">
          <text:deletion>
            <office:change-info>
              <dc:creator>Auteur inconnu</dc:creator>
              <dc:date>2023-01-05T22:18:50</dc:date>
            </office:change-info>
            <text:p text:style-name="P5"><text:span text:style-name="T6">é.</text:span></text:p>
          </text:deletion>
        </text:changed-region>
        <text:changed-region xml:id="ct94798517146160" text:id="ct94798517146160">
          <text:deletion>
            <office:change-info>
              <dc:creator>Auteur inconnu</dc:creator>
              <dc:date>2023-01-05T22:22:36</dc:date>
            </office:change-info>
            <text:p text:style-name="P5"><text:span text:style-name="T6"><text:s/></text:span></text:p>
          </text:deletion>
        </text:changed-region>
        <text:changed-region xml:id="ct94798506828912" text:id="ct94798506828912">
          <text:insertion>
            <office:change-info>
              <dc:creator>Auteur inconnu</dc:creator>
              <dc:date>2023-01-05T22:18:51</dc:date>
            </office:change-info>
          </text:insertion>
        </text:changed-region>
        <text:changed-region xml:id="ct94798509151344" text:id="ct94798509151344">
          <text:insertion>
            <office:change-info>
              <dc:creator>Auteur inconnu</dc:creator>
              <dc:date>2023-01-05T22:38:55</dc:date>
            </office:change-info>
          </text:insertion>
        </text:changed-region>
        <text:changed-region xml:id="ct94798512388368" text:id="ct94798512388368">
          <text:insertion>
            <office:change-info>
              <dc:creator>Auteur inconnu</dc:creator>
              <dc:date>2023-01-05T22:39:07</dc:date>
            </office:change-info>
          </text:insertion>
        </text:changed-region>
        <text:changed-region xml:id="ct94798512750592" text:id="ct94798512750592">
          <text:deletion>
            <office:change-info>
              <dc:creator>Auteur inconnu</dc:creator>
              <dc:date>2023-01-05T22:40:18</dc:date>
            </office:change-info>
            <text:p text:style-name="P5"/>
            <text:p text:style-name="P6"/>
          </text:deletion>
        </text:changed-region>
        <text:changed-region xml:id="ct94798583653920" text:id="ct94798583653920">
          <text:insertion>
            <office:change-info>
              <dc:creator>Auteur inconnu</dc:creator>
              <dc:date>2023-01-05T22:40:10</dc:date>
            </office:change-info>
          </text:insertion>
        </text:changed-region>
        <text:changed-region xml:id="ct94798514122800" text:id="ct94798514122800">
          <text:insertion>
            <office:change-info>
              <dc:creator>Auteur inconnu</dc:creator>
              <dc:date>2023-01-05T22:42:01</dc:date>
            </office:change-info>
          </text:insertion>
        </text:changed-region>
        <text:changed-region xml:id="ct94798542890368" text:id="ct94798542890368">
          <text:insertion>
            <office:change-info>
              <dc:creator>Auteur inconnu</dc:creator>
              <dc:date>2023-01-05T22:43:00</dc:date>
            </office:change-info>
          </text:insertion>
        </text:changed-region>
        <text:changed-region xml:id="ct94798455640064" text:id="ct94798455640064">
          <text:insertion>
            <office:change-info>
              <dc:creator>Auteur inconnu</dc:creator>
              <dc:date>2023-01-05T22:40: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ext:s/></text:span><text:span text:style-name="T2">Projet de C++</text:span><text:span text:style-name="T1"> </text:span></text:p>
      <text:h text:style-name="Heading_20_2" text:outline-level="2">C<text:span text:style-name="T4">e</text:span> qui a été traité</text:h>
      <text:p text:style-name="Text_20_body"><text:span text:style-name="T3">Les jeux Dominos et Trax sont entièrement fonctionnels. </text:span><text:span text:style-name="T4">L’implémentation de Carcassonne à été entamée, mais est bien loin d’être terminée. </text:span><text:change-start text:change-id="ct94798511540880"/><text:span text:style-name="T8">g</text:span><text:change-end text:change-id="ct94798511540880"/></text:p>
      <text:h text:style-name="Heading_20_2" text:outline-level="2"><text:span text:style-name="T6">A</text:span>spects significatifs</text:h>
      <text:p text:style-name="P5"><text:span text:style-name="T6">La vue et le</text:span><text:change text:change-id="ct94798507883520"/><text:change text:change-id="ct94798565682512"/><text:span text:style-name="T6"> </text:span><text:change-start text:change-id="ct94798503032784"/><text:span text:style-name="T7">Modèle </text:span><text:change-end text:change-id="ct94798503032784"/><text:span text:style-name="T6">ont bien été</text:span><text:change text:change-id="ct94798544810048"/><text:change text:change-id="ct94798507616672"/><text:change text:change-id="ct94798583251520"/><text:change text:change-id="ct94798517146160"/><text:change-start text:change-id="ct94798506828912"/><text:span text:style-name="T6"> </text:span><text:span text:style-name="T7">séparé. </text:span><text:change-end text:change-id="ct94798506828912"/><text:span text:style-name="T6"><text:s/></text:span><text:change-start text:change-id="ct94798509151344"/><text:span text:style-name="T6"><text:line-break/></text:span><text:change-end text:change-id="ct94798509151344"/><text:change-start text:change-id="ct94798512388368"/><text:span text:style-name="T8">Nous avons décidé de représenter le plateau par une </text:span><text:span text:style-name="T9">std</text:span><text:span text:style-name="T10">::</text:span><text:span text:style-name="T9">map</text:span><text:span text:style-name="T10">&lt;</text:span><text:span text:style-name="T9">std</text:span><text:span text:style-name="T10">::</text:span><text:span text:style-name="T9">pair</text:span><text:span text:style-name="T10">&lt;</text:span><text:span text:style-name="T11">int</text:span><text:span text:style-name="T10">, </text:span><text:span text:style-name="T11">int</text:span><text:span text:style-name="T10">&gt; , </text:span><text:span text:style-name="T9">T</text:span><text:span text:style-name="T10">* &gt;</text:span><text:change-end text:change-id="ct94798512388368"/><text:change text:change-id="ct94798512750592"/><text:change-start text:change-id="ct94798583653920"/><text:span text:style-name="T6">, </text:span><text:span text:style-name="T8">autrement dit les Tuiles sont contenues dans un dictionnaire et indexé par rapport a leur coordonnées. Cela permet d</text:span><text:change-end text:change-id="ct94798583653920"/><text:change-start text:change-id="ct94798514122800"/><text:span text:style-name="T8">’accéder aux Tuiles en temps constant et de ne pas avoir a gérer la taille du plateau (comme on</text:span><text:change-end text:change-id="ct94798514122800"/><text:change-start text:change-id="ct94798542890368"/><text:span text:style-name="T8"> aurais a le faire avec la taille d’un tableau).<text:line-break/></text:span><text:change-end text:change-id="ct94798542890368"/><text:change-start text:change-id="ct94798455640064"/></text:p>
      <text:h text:style-name="P4" text:outline-level="2"><text:change-end text:change-id="ct94798455640064"/><text:span text:style-name="T4">L</text:span>es quelques problèmes connus</text:h>
      <text:p text:style-name="P2">Il reste quelques bugs que nous n’avons pas sus résoudre : </text:p>
      <text:p text:style-name="P3">- Dans Trax et Carcassonne, les changements sur une tuile (rotation, retourner) affectent toutes les tuiles posées sur le plateau.</text:p>
      <text:p text:style-name="P2">- La classe Controleur mériterait d’être remanier, afin que ControleursDominos,ControleurTrax et ControleurCarca soit trois sous classe d’une même classe mère.</text:p>
      <text:p text:style-name="P2">- <text:span text:style-name="T5">La destruction des objets n’a pas été correctement implémenter.</text:span></text:p>
      <text:h text:style-name="Heading_20_2" text:outline-level="2"><text:span text:style-name="T4">L</text:span>’état <text:span text:style-name="T4">de Carcassonne</text:span></text:h>
      <text:p text:style-name="P2">Mis a part le bug de rotation, tout ce que l’on peu faire dans le jeu est de poser des tuiles, sorti d’une pioche aléatoire. Le jeu vérifie si les tuiles sont bien compatibles. Il suffit d’ajouter un booléen et une position <text:span text:style-name="T1">à la méthode peutPoser()</text:span> pour ajouter un partisan sur une tui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0839f" style:font-size-asian="9pt" style:font-size-complex="9pt"/>
    </style:style>
    <style:style style:name="MT1" style:family="text">
      <style:text-properties officeooo:rsid="001083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IXEIRA Gabriel <text:span text:style-name="MT1">(</text:span>21950970<text:span text:style-name="MT1">) &amp;</text:span> <text:span text:style-name="MT1">OLIVIER</text:span> Lily <text:span text:style-name="MT1">(</text:span>21953167<text:span text:style-name="MT1">)</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5T20:15:19.500209398</meta:creation-date>
    <dc:date>2023-01-05T22:47:24.714087690</dc:date>
    <meta:editing-duration>PT47M7S</meta:editing-duration>
    <meta:editing-cycles>7</meta:editing-cycles>
    <meta:generator>LibreOffice/6.4.7.2$Linux_X86_64 LibreOffice_project/40$Build-2</meta:generator>
    <meta:document-statistic meta:table-count="0" meta:image-count="0" meta:object-count="0" meta:page-count="1" meta:paragraph-count="13" meta:word-count="228" meta:character-count="1392" meta:non-whitespace-character-count="1170"/>
  </office:meta>
</office:document-meta>
</file>